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Default"/>
        <table:table-row table:style-name="ro1">
          <table:table-cell table:style-name="ce11" office:value-type="string" calcext:value-type="string">
            <text:p>Таблица Л.2 — Каталог требований к процессам ЖЦ АСОИ</text:p>
          </table:table-cell>
          <table:table-cell table:style-name="ce14" table:number-columns-repeated="2"/>
          <table:table-cell table:style-name="ce16"/>
          <table:table-cell table:style-name="ce14" table:number-columns-repeated="2"/>
        </table:table-row>
        <table:table-row table:style-name="ro2">
          <table:table-cell table:style-name="ce1" office:value-type="string" calcext:value-type="string">
            <text:p>Номер</text:p>
            <text:p>группы</text:p>
            <text:p>требований</text:p>
          </table:table-cell>
          <table:table-cell table:style-name="ce1" office:value-type="string" calcext:value-type="string">
            <text:p>Номер</text:p>
            <text:p>Требований</text:p>
            <text:p>в группе</text:p>
          </table:table-cell>
          <table:table-cell table:style-name="ce1" office:value-type="string" calcext:value-type="string">
            <text:p>Приоритет</text:p>
            <text:p>Группы</text:p>
          </table:table-cell>
          <table:table-cell table:style-name="ce4" office:value-type="string" calcext:value-type="string">
            <text:p>Описание требования</text:p>
          </table:table-cell>
          <table:table-cell table:style-name="ce1" office:value-type="string" calcext:value-type="string">
            <text:p>Приоритет</text:p>
            <text:p>требования</text:p>
            <text:p>в группе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 table:number-columns-spanned="3" table:number-rows-spanned="1">
            <text:p>Требования к процессу «Реализация элементов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Финансы на реализацию АСОИ выделяются тремя частями: <text:s text:c="2"/>40%,20%, 40%</text:p>
          </table:table-cell>
          <table:table-cell table:style-name="ce10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Требования к процессу «Проектирование архитектуры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выполнения процесса «Проектирование архитектуры» не учитывается, выполняет разработчик проекта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выполнения процесса «Проектирование архитектуры» не учитывается, выполняет разработчик проекта</text:p>
          </table:table-cell>
          <table:table-cell table:style-name="ce10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 table:number-columns-spanned="3" table:number-rows-spanned="1">
            <text:p>Требования к процессу «Сборка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Сборка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Сбор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 table:number-columns-spanned="3" table:number-rows-spanned="1">
            <text:p>Требования к процессу «Испытания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Стоимость процесса «Сбор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Испытание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 table:number-columns-spanned="3" table:number-rows-spanned="1">
            <text:p>Требования к процессу «Ввод в действие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Ввод в действие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Ввод в действие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 table:number-columns-spanned="3" table:number-rows-spanned="1">
            <text:p>Требования к процессу «Приемка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Приемка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Прием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12:38.1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3:20.183000000</dc:date>
    <meta:editing-duration>PT10M52S</meta:editing-duration>
    <meta:editing-cycles>3</meta:editing-cycles>
    <meta:generator>LibreOffice/7.3.0.3$Windows_X86_64 LibreOffice_project/0f246aa12d0eee4a0f7adcefbf7c878fc2238db3</meta:generator>
    <meta:document-statistic meta:table-count="1" meta:cell-count="47" meta:object-count="0"/>
  </office:meta>
</office:document-meta>
</file>